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Hi AleSoft,</text:p>
      <text:p text:style-name="Text_20_body">Your request for an API key has been approved. You can start using this key <text:span text:style-name="Emphasis">immediately</text:span>.</text:p>
      <text:p text:style-name="Text_20_body"><text:span text:style-name="Strong_20_Emphasis">API Key</text:span>: 5adb87b04f941ec5f443f41cafdd94cd</text:p>
      <text:p text:style-name="Text_20_body">Here's an example API request:</text:p>
      <text:p text:style-name="P1"><text:span text:style-name="Source_20_Text">https://api.themoviedb.org/3/movie/550?api_key=5adb87b04f941ec5f443f41cafdd94cd</text:span></text:p>
      <text:p text:style-name="Text_20_body"><text:span text:style-name="Strong_20_Emphasis">Useful Links</text:span></text:p>
      <text:list xml:id="list1344074949" text:style-name="L1">
        <text:list-item>
          <text:p text:style-name="P3">Documentation: <text:a xlink:type="simple" xlink:href="https://developers.themoviedb.org/3/getting-started/introduction" text:style-name="Internet_20_link" text:visited-style-name="Visited_20_Internet_20_Link">https://developers.themoviedb.org/3/getting-started/introduction</text:a> </text:p>
        </text:list-item>
        <text:list-item>
          <text:p text:style-name="P3">Support forum: <text:a xlink:type="simple" xlink:href="https://www.themoviedb.org/talk/category/5047958519c29526b50017d6" text:style-name="Internet_20_link" text:visited-style-name="Visited_20_Internet_20_Link">https://www.themoviedb.org/talk/category/5047958519c29526b50017d6</text:a> </text:p>
        </text:list-item>
        <text:list-item>
          <text:p text:style-name="P3">Wrappers &amp; libraries: <text:a xlink:type="simple" xlink:href="https://www.themoviedb.org/documentation/api/wrappers-libraries" text:style-name="Internet_20_link" text:visited-style-name="Visited_20_Internet_20_Link">https://www.themoviedb.org/documentation/api/wrappers-libraries</text:a> </text:p>
        </text:list-item>
        <text:list-item>
          <text:p text:style-name="P2">Service status: <text:a xlink:type="simple" xlink:href="https://status.themoviedb.org/" text:style-name="Internet_20_link" text:visited-style-name="Visited_20_Internet_20_Link">https://status.themoviedb.org</text:a> 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1T13:10:49.385727109</meta:creation-date>
    <dc:date>2022-10-21T13:11:19.777507470</dc:date>
    <meta:editing-duration>PT31S</meta:editing-duration>
    <meta:editing-cycles>1</meta:editing-cycles>
    <meta:document-statistic meta:table-count="0" meta:image-count="0" meta:object-count="0" meta:page-count="1" meta:paragraph-count="10" meta:word-count="45" meta:character-count="562" meta:non-whitespace-character-count="527"/>
    <meta:generator>LibreOffice/7.3.6.2$Linux_X86_64 LibreOffice_project/30$Build-2</meta:generator>
  </office:meta>
</office:document-meta>
</file>